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38800001388587052731D3D2A3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3cm, 7.437cm, 3.107cm, 8.091cm)" draw:image-opacity="100%" style:mirror="none"/>
    </style:style>
    <style:style style:name="gr2" style:family="graphic" style:parent-style-name="standard">
      <style:graphic-properties draw:stroke="solid" svg:stroke-width="0.159cm" svg:stroke-color="#000000" draw:marker-start-width="0.438cm" draw:marker-end-width="0.438cm" draw:fill="none" draw:textarea-horizontal-align="justify" draw:textarea-vertical-align="middle" draw:auto-grow-height="false" fo:min-height="19.092cm" fo:min-width="9.042cm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9cm" svg:height="19.5cm" draw:transform="skewX (-0.000174532925199433) translate (0.323cm 1.8cm)">
          <draw:image xlink:href="Pictures/100002010000138800001388587052731D3D2A34.png" xlink:type="simple" xlink:show="embed" xlink:actuate="onLoad" loext:mime-type="image/png">
            <text:p/>
          </draw:image>
        </draw:frame>
        <draw:custom-shape draw:style-name="gr2" draw:text-style-name="P2" draw:layer="layout" svg:width="9.7cm" svg:height="19.5cm" draw:transform="skewX (-0.0020943951023932) translate (0.379cm 1.8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21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20:47:31.903780317</meta:creation-date>
    <dc:date>2023-07-03T17:22:27.462285783</dc:date>
    <meta:editing-duration>PT21M3S</meta:editing-duration>
    <meta:editing-cycles>13</meta:editing-cycles>
    <meta:generator>LibreOffice/6.4.7.2$Linux_X86_64 LibreOffice_project/40$Build-2</meta:generator>
    <meta:document-statistic meta:object-count="2"/>
  </office:meta>
</office:document-meta>
</file>